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FreeSans1" svg:font-family="FreeSans" style:font-family-generic="swiss"/>
    <style:font-face style:name="Nimbus Sans L" svg:font-family="'Nimbus Sans L', Arial"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list-style-name="L1">
      <style:paragraph-properties fo:text-align="justify" style:justify-single-word="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out</text:p>
      <text:p text:style-name="P2">Esta página está hecha desde Cuba y por cubanos que viven en Cuba. Su objetivo principal es mostrarles a todas las personas del mundo una parte importante de nuestra ciudad Santa Clara y de Cuba, a través de fotos, experiencias y noticias. Los invitamos a formar parte de nuestras vivencias y vida real, conocer la ciudad, la familia cubana y hacer nuevos amigos. <text:s text:c="3"/></text:p>
      <text:p text:style-name="P2">Este es un proyecto que surgió de nuestro esfuerzo y la ayuda de algunos amigos cubanos y extranjeros: Sean O'Halloran, de Irlanda, a quien debemos la idea inicial y el nombre del proyecto, Santa Clara Walking Tour; también a Eduardo Estévez y Leonel Salazar por el hosting y las tecnologías para programar el sitio. </text:p>
      <text:p text:style-name="P2"/>
      <text:p text:style-name="P2">This web page was made in Cuba and by Cubans living in the island. Its main objective is to show the people in the world a very important part of our city Santa Clara and Cuba through pictures, news and information. We invite you to become a part of our experiences and real life, know the city, the Cuban family and make new friends. </text:p>
      <text:p text:style-name="P2">This is a project born from our effort and the help of some friends, Cuban and foreigner: our Irish friend Sean O'Halloran, to whom we own the initial idea and the name of the project, Santa Clara Walking Tour; and our friends <text:s/>Eduardo Estévez y Leonel Salazar for the hosting and the programming technologies.</text:p>
      <text:p text:style-name="P2"/>
      <text:p text:style-name="P1">Contact</text:p>
      <text:p text:style-name="P3">Yanet Conde González</text:p>
      <text:p text:style-name="P3">email: <text:a xlink:type="simple" xlink:href="mailto:yanet.conde@nauta.cu">yanet.conde@nauta.cu</text:a></text:p>
      <text:p text:style-name="P3">Abel Meneses Abad</text:p>
      <text:p text:style-name="P3">email: <text:a xlink:type="simple" xlink:href="mailto:abelma1980@gmail.com">abelma1980@gmail.com</text:a></text:p>
      <text:p text:style-name="P3"/>
      <text:p text:style-name="P1">Bienvenida</text:p>
      <text:p text:style-name="P3">No estará solo cuando llegue al aeropuerto o a la ciudad por la vía que decida realizar el viaje. Nuestra familia lo estará esperando para darle la bienvenida y ayudarlo con el transporte, alojamiento y compartir esos primeros momentos de acercamiento.</text:p>
      <text:p text:style-name="P3"/>
      <text:p text:style-name="P3">You will not be alone when you arrive in Cuba and Santa Clara. Our familiy will be waiting for you to bead you welcome and help with transport, accommodations and share those first moments of acquaintance.</text:p>
      <text:p text:style-name="P3"/>
      <text:p text:style-name="P1"/>
      <text:p text:style-name="P1">Transport</text:p>
      <text:p text:style-name="P3">Conozca algunos de los medios de transporte más frequentes en Cuba y seleccione uno para llegar a la ciudad y a su “casa particular”.</text:p>
      <text:p text:style-name="P3"/>
      <text:p text:style-name="P3">Taxi americano</text:p>
      <text:p text:style-name="P3">Taxi ruso</text:p>
      <text:p text:style-name="P3">Taxi moderno</text:p>
      <text:p text:style-name="P3">Moto-taxi</text:p>
      <text:p text:style-name="P3">Camión</text:p>
      <text:p text:style-name="P3"/>
      <text:p text:style-name="P3">El objetivo principal es recorrrer la ciudad a pie ya que es bastante pequeña, pero dentro de esta usted puede también montar otros medios de transporte como:</text:p>
      <text:p text:style-name="P3">Coche de caballos</text:p>
      <text:p text:style-name="P3">Guagua local</text:p>
      <text:p text:style-name="P3">Bicitaxi</text:p>
      <text:p text:style-name="P3"/>
      <text:p text:style-name="P3"><text:soft-page-break/>Get to know some of the main and most popular means of transport in Cuba and choose one to get to your place of lodging:</text:p>
      <text:p text:style-name="P3"><text:s/>Americano taxi</text:p>
      <text:p text:style-name="P3">Russian taxi</text:p>
      <text:p text:style-name="P3">Modern taxi</text:p>
      <text:p text:style-name="P3">Moto-taxi</text:p>
      <text:p text:style-name="P3">Truck</text:p>
      <text:p text:style-name="P3"/>
      <text:p text:style-name="P3">The main objective is to walk the city, but you can also experience some other means of transport like:</text:p>
      <text:p text:style-name="P3">Horse Carriage</text:p>
      <text:p text:style-name="P3">Local Bus</text:p>
      <text:p text:style-name="P3">Bici-taxi</text:p>
      <text:p text:style-name="P3"/>
      <text:p text:style-name="P1">Alojamiento</text:p>
      <text:p text:style-name="P3">Hoy el lugar más popular en Cuba es la <text:span text:style-name="T1">casa particular. </text:span><text:span text:style-name="T2">Descubra cómo se siente vivir con una familia cubana por unos días, donde encontrará confort, calidez y amistad. Claro que siempre puede alojarse en uno de los dos hoteles que hay en la ciudad.</text:span></text:p>
      <text:p text:style-name="P3"><text:span text:style-name="T2"/></text:p>
      <text:p text:style-name="P3"><text:span text:style-name="T2">Listado de casas particulares</text:span></text:p>
      <text:p text:style-name="P3"><text:span text:style-name="T2"/></text:p>
      <text:p text:style-name="P3"><text:span text:style-name="T2">Accommodations</text:span></text:p>
      <text:p text:style-name="P3"><text:span text:style-name="T2">Today, the most popular place to stay are the </text:span><text:span text:style-name="T1">casas particulares. </text:span><text:span text:style-name="T2">Discover how it feels to live with a Cuban family for some days, where you will be able to find warmth, cozyness and friendship. Of course, you can always find another place to stay, like one of the hotels in the city. But remember, nothing like real life to know the real Cuba!</text:span></text:p>
      <text:p text:style-name="P3"/>
      <text:p text:style-name="P1"><text:span text:style-name="T2">Tours</text:span></text:p>
      <text:p text:style-name="P3"><text:span text:style-name="T2">Podemos visitar solo la ciudad de Santa Clara o algún otro lugar en Cuba. </text:span></text:p>
      <text:p text:style-name="P3"><text:span text:style-name="T2">Aquí les va una reseña de Santa Clara y luego los lugares más interesantes con opciones para los tipos de gustos y preferencias. Usted mismo puede hacer su propio plan de lo que quiere descubrir. </text:span></text:p>
      <text:p text:style-name="P3"><text:span text:style-name="T2"/></text:p>
      <text:p text:style-name="P3"><text:span text:style-name="T2">We can visit only the city of Santa Clara or some other place in Cuba. Here ou will find a briefing of the city and most of the intereresting places the city has to offer. You can make your own tour plan or wait to be here and make it with us!</text:span></text:p>
      <text:p text:style-name="P3"><text:span text:style-name="T2"/></text:p>
      <text:p text:style-name="P3"><text:span text:style-name="T2">Santa Clara</text:span></text:p>
      <text:p text:style-name="P3"><text:span text:style-name="T2">Ciudad fundada el <text:s text:c="27"/>. </text:span></text:p>
      <text:p text:style-name="P3"><text:span text:style-name="T2">Centro de la Ciudad</text:span></text:p>
      <text:list xml:id="list2145012371" text:style-name="L1">
        <text:list-item>
          <text:p text:style-name="P4"><text:span text:style-name="T2">Parque Central</text:span></text:p>
        </text:list-item>
        <text:list-item>
          <text:p text:style-name="P4"><text:span text:style-name="T2">Cafés</text:span></text:p>
        </text:list-item>
        <text:list-item>
          <text:p text:style-name="P4"><text:span text:style-name="T2">Tiendas</text:span></text:p>
        </text:list-item>
        <text:list-item>
          <text:p text:style-name="P4"><text:span text:style-name="T2">Mercados de artesanía</text:span></text:p>
        </text:list-item>
        <text:list-item>
          <text:p text:style-name="P4"><text:span text:style-name="T2">Mercados populares</text:span></text:p>
        </text:list-item>
        <text:list-item>
          <text:p text:style-name="P4"><text:span text:style-name="T2">Museos</text:span></text:p>
        </text:list-item>
        <text:list-item>
          <text:p text:style-name="P4"><text:span text:style-name="T2"/></text:p>
        </text:list-item>
      </text:list>
      <text:p text:style-name="P3"><text:span text:style-name="T2">Iglesias</text:span></text:p>
      <text:p text:style-name="P3"><text:span text:style-name="T2">Hospitales</text:span></text:p>
      <text:p text:style-name="P3"><text:span text:style-name="T2">Escuelas</text:span></text:p>
      <text:p text:style-name="P3"><text:span text:style-name="T2">Memorial-Museo Che Guevara</text:span></text:p>
      <text:p text:style-name="P3"><text:span text:style-name="T2">Tren Blindado</text:span></text:p>
      <text:p text:style-name="P3"><text:soft-page-break/><text:span text:style-name="T2">Centros nocturnos</text:span></text:p>
      <text:p text:style-name="P3"><text:span text:style-name="T2"/></text:p>
      <text:p text:style-name="P1"><text:span text:style-name="T2">Cuba</text:span></text:p>
      <text:p text:style-name="P3"><text:span text:style-name="T2">Cayo Santa María</text:span></text:p>
      <text:p text:style-name="P3"><text:span text:style-name="T2">Trinidad</text:span></text:p>
      <text:p text:style-name="P3"><text:span text:style-name="T2">Cienfuegos</text:span></text:p>
      <text:p text:style-name="P3"><text:span text:style-name="T2">Habana</text:span></text:p>
      <text:p text:style-name="P3"><text:span text:style-name="T2">Camaguey</text:span></text:p>
      <text:p text:style-name="P3"><text:span text:style-name="T2"/></text:p>
      <text:p text:style-name="P1"><text:span text:style-name="T2">Banner</text:span></text:p>
      <text:p text:style-name="P3"><text:span text:style-name="T2">Santa Clara Walking Tour</text:span></text:p>
      <text:p text:style-name="P3"><text:span text:style-name="T2"/></text:p>
      <text:p text:style-name="P3"><text:span text:style-name="T2">1- Somos una familia cubana de tres: papá Abel, 35 años, profesor de universidad; mamá <text:s/>Yanet, 33 años, guía de turismo en Cayo Santa Maria; y nené Jane, 6 años, primer grado en la escuela elemental. Los invitamos a descubrir Cuba y a compartir con nuestra familia y amigos.</text:span></text:p>
      <text:p text:style-name="P3"><text:span text:style-name="T2"/></text:p>
      <text:p text:style-name="P3"><text:span text:style-name="T2">We are a Cuban family of three: dad Abel, 35 years old, college professor; mom Yanet, 33 years old, tourist guide at Tourist Resort; baby Jane, 6 years old, first year of elementary school. </text:span></text:p>
      <text:p text:style-name="P3"><text:span text:style-name="T2"/></text:p>
      <text:p text:style-name="P3"><text:span text:style-name="T2">2- Descubre Santa Clara caminando sus calles, conociendo su gente y viviendo el día a día con una familia cubana. </text:span></text:p>
      <text:p text:style-name="P3"><text:span text:style-name="T2"/></text:p>
      <text:p text:style-name="P3"><text:span text:style-name="T2">Discover Santa Clara by walking its streets, knowing its people and enjoying real life together with a Cuban family: Us!</text:span></text:p>
      <text:p text:style-name="P3"><text:span text:style-name="T2"/></text:p>
      <text:p text:style-name="P3"><text:span text:style-name="T2">3- </text:span></text:p>
      <text:p text:style-name="P3"><text:span text:style-name="T2"/></text:p>
      <text:p text:style-name="P3"><text:span text:style-name="T2"/></text:p>
      <text:p text:style-name="P3"><text:span text:style-name="T2"/></text:p>
      <text:p text:style-name="P3"><text:span text:style-name="T2"/></text:p>
      <text:p text:style-name="P3"><text:span text:style-name="T2"><text:s text:c="1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FreeSans1" svg:font-family="FreeSans" style:font-family-generic="swiss"/>
    <style:font-face style:name="Nimbus Sans L" svg:font-family="'Nimbus Sans L', Arial"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s" fo:country="E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neses Abad</meta:initial-creator>
    <meta:creation-date>2016-07-12T11:40:10</meta:creation-date>
    <dc:date>2016-07-12T13:45:29</dc:date>
    <dc:creator>Abel Meneses Abad</dc:creator>
    <meta:editing-duration>PT1H16M27S</meta:editing-duration>
    <meta:editing-cycles>19</meta:editing-cycles>
    <meta:generator>LibreOffice/3.5$Linux_x86 LibreOffice_project/350m1$Build-2</meta:generator>
    <meta:document-statistic meta:table-count="0" meta:image-count="0" meta:object-count="0" meta:page-count="3" meta:paragraph-count="72" meta:word-count="838" meta:character-count="4789" meta:non-whitespace-character-count="3974"/>
  </office:meta>
</office:document-meta>
</file>